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ICA" svg:font-family="HELVICA"/>
    <style:font-face style:name="Helvetica" svg:font-family="Helvetica"/>
    <style:font-face style:name="Helvica" svg:font-family="Helvica"/>
    <style:font-face style:name="Tahoma1" svg:font-family="Tahoma"/>
    <style:font-face style:name="Helvetica1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fo:language="el" fo:country="GR"/>
    </style:style>
    <style:style style:name="T2" style:family="text">
      <style:text-properties fo:language="el" fo:country="GR" style:text-underline-style="solid" style:text-underline-width="auto" style:text-underline-color="font-color"/>
    </style:style>
    <style:style style:name="T3" style:family="text">
      <style:text-properties fo:language="el" fo:country="GR" style:text-underline-style="none"/>
    </style:style>
    <style:style style:name="T4" style:family="text">
      <style:text-properties fo:font-variant="normal" fo:text-transform="none" fo:color="#000000" style:font-name="Helvetica" fo:font-size="10pt" fo:letter-spacing="normal" fo:language="el" fo:country="GR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el" fo:country="GR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font-name="Helvetica" fo:font-size="10pt" fo:letter-spacing="normal" fo:language="el" fo:country="GR" fo:font-style="normal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font-name="Helvetica" fo:font-size="13pt" fo:letter-spacing="normal" fo:language="el" fo:country="GR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variant="normal" fo:text-transform="none" fo:color="#000000" style:font-name="Helvetica" fo:font-size="13pt" fo:letter-spacing="normal" fo:language="el" fo:country="GR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variant="normal" fo:text-transform="none" fo:color="#000000" style:font-name="Helvetica" fo:font-size="13pt" fo:letter-spacing="normal" fo:language="el" fo:country="GR" fo:font-style="normal" fo:font-weight="normal" style:font-size-asian="13pt" style:font-weight-asian="normal" style:font-size-complex="13pt" style:font-weight-complex="normal"/>
    </style:style>
    <style:style style:name="T10" style:family="text">
      <style:text-properties fo:font-variant="normal" fo:text-transform="none" fo:color="#000000" style:font-name="Helvetica" fo:font-size="13pt" fo:letter-spacing="normal" fo:language="el" fo:country="GR" fo:font-style="normal" fo:font-weight="normal" style:font-size-asian="13pt" style:font-style-asian="italic" style:font-weight-asian="normal" style:font-size-complex="13pt" style:font-style-complex="italic" style:font-weight-complex="normal"/>
    </style:style>
    <style:style style:name="T11" style:family="text">
      <style:text-properties fo:font-variant="normal" fo:text-transform="none" fo:color="#000000" style:font-name="Helvetica" fo:font-size="13pt" fo:letter-spacing="normal" fo:language="el" fo:country="GR" fo:font-style="normal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000000" style:font-name="Helvetica" fo:font-size="13pt" fo:letter-spacing="normal" fo:language="el" fo:country="GR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fo:font-variant="normal" fo:text-transform="none" fo:color="#000000" style:font-name="Helvetica" fo:font-size="13pt" fo:letter-spacing="normal" fo:language="el" fo:country="GR" fo:font-style="normal" style:text-underline-style="none" fo:font-weight="normal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000000" style:font-name="Helvetica" fo:font-size="13pt" fo:letter-spacing="normal" fo:language="en" fo:country="US" fo:font-style="normal" fo:font-weight="normal" style:font-size-asian="13pt" style:font-style-asian="italic" style:font-weight-asian="normal" style:font-size-complex="13pt" style:font-style-complex="italic" style:font-weight-complex="normal"/>
    </style:style>
    <style:style style:name="T15" style:family="text">
      <style:text-properties fo:font-variant="normal" fo:text-transform="none" fo:color="#000000" style:font-name="Helvetica1" fo:font-size="10pt" fo:letter-spacing="normal" fo:language="el" fo:country="GR" fo:font-style="normal" style:text-underline-style="solid" style:text-underline-width="auto" style:text-underline-color="font-color" fo:font-weight="normal" style:font-size-asian="10pt" style:font-size-complex="10pt"/>
    </style:style>
    <style:style style:name="T16" style:family="text">
      <style:text-properties fo:font-variant="normal" fo:text-transform="none" fo:color="#000000" style:font-name="Helvetica1" fo:font-size="10pt" fo:letter-spacing="normal" fo:language="el" fo:country="GR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Helvica" fo:font-size="10pt" fo:letter-spacing="normal" fo:language="el" fo:country="GR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style:font-name="Helvica" fo:font-size="10pt" fo:letter-spacing="normal" fo:language="el" fo:country="GR" fo:font-style="normal" style:text-underline-style="solid" style:text-underline-width="auto" style:text-underline-color="font-color" fo:font-weight="normal" style:font-size-asian="10pt" style:font-size-complex="10pt"/>
    </style:style>
    <style:style style:name="T19" style:family="text">
      <style:text-properties fo:font-size="14pt" fo:language="el" fo:country="G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size="10pt" fo:language="el" fo:country="GR" fo:font-weight="normal" style:font-size-asian="10pt" style:font-weight-asian="normal" style:font-size-complex="10pt" style:font-weight-complex="normal"/>
    </style:style>
    <style:style style:name="T22" style:family="text">
      <style:text-properties fo:font-size="15pt" fo:language="el" fo:country="GR" fo:font-weight="bold" style:font-size-asian="15pt" style:font-weight-asian="bold" style:font-size-complex="15pt" style:font-weight-complex="bold"/>
    </style:style>
    <style:style style:name="T23" style:family="text">
      <style:text-properties style:font-name="Helvetica1" fo:font-size="10pt" fo:language="el" fo:country="GR" style:text-underline-style="solid" style:text-underline-width="auto" style:text-underline-color="font-color" style:font-size-asian="10pt" style:font-size-complex="10pt"/>
    </style:style>
    <style:style style:name="T24" style:family="text">
      <style:text-properties style:font-name="Helvetica1" fo:font-size="10pt" fo:language="el" fo:country="GR" style:font-size-asian="10pt" style:font-size-complex="10pt"/>
    </style:style>
    <style:style style:name="T25" style:family="text">
      <style:text-properties style:font-name="Helvica" fo:font-size="10pt" fo:language="el" fo:country="GR" style:font-size-asian="10pt" style:font-size-complex="10pt"/>
    </style:style>
    <style:style style:name="T26" style:family="text">
      <style:text-properties style:font-name="Helvica" fo:font-size="10pt" fo:language="el" fo:country="GR" style:text-underline-style="solid" style:text-underline-width="auto" style:text-underline-color="font-color" style:font-size-asian="10pt" style:font-size-complex="10pt"/>
    </style:style>
    <style:style style:name="T27" style:family="text">
      <style:text-properties style:font-name="Helvica" fo:font-size="10pt" fo:language="el" fo:country="GR" style:text-underline-style="none" style:font-size-asian="10pt" style:font-size-complex="10pt"/>
    </style:style>
    <style:style style:name="T28" style:family="text">
      <style:text-properties style:font-name="Helvica" fo:font-size="10pt" fo:language="en" fo:country="US" style:font-size-asian="10pt" style:font-size-complex="10pt"/>
    </style:style>
    <style:style style:name="T29" style:family="text">
      <style:text-properties style:font-name="Helvica" fo:font-size="10pt" fo:language="en" fo:country="US" style:text-underline-style="solid" style:text-underline-width="auto" style:text-underline-color="font-color" style:font-size-asian="10pt" style:font-size-complex="10pt"/>
    </style:style>
    <style:style style:name="T30" style:family="text">
      <style:text-properties style:font-name="Helvica" fo:font-size="10pt" fo:language="en" fo:country="US" style:text-underline-style="none" style:font-size-asian="10pt" style:font-size-complex="10pt"/>
    </style:style>
    <style:style style:name="T31" style:family="text">
      <style:text-properties style:font-name="Helvica" fo:language="en" fo:country="US"/>
    </style:style>
    <style:style style:name="T32" style:family="text">
      <style:text-properties style:font-name="Helvica" fo:font-size="13pt" fo:language="en" fo:country="US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33" style:family="text">
      <style:text-properties fo:language="en" fo:country="US"/>
    </style:style>
    <style:style style:name="T34" style:family="text">
      <style:text-properties style:font-name="HELVICA" fo:language="el" fo:country="GR"/>
    </style:style>
    <style:style style:name="T35" style:family="text">
      <style:text-properties fo:font-size="13pt" fo:language="el" fo:country="GR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text:span text:style-name="T22">ΤΑΞΙΔΙ</text:span><text:span text:style-name="T1"> ( <text:s/></text:span><text:span text:style-name="T7">ΑΦΜ </text:span><text:span text:style-name="T11"><text:s/></text:span><text:span text:style-name="T9">(ξένο κλειδί πελάτη) </text:span><text:span text:style-name="T4">, </text:span><text:span text:style-name="T5">ΤΟΠΟΘΕΣΙΑ <text:s/>ΑΝΑΧΩΡΗΣΗΣ</text:span><text:span text:style-name="T21"> , </text:span></text:p>
      <text:p text:style-name="Standard"><text:span text:style-name="T6"><text:tab/></text:span><text:span text:style-name="T5">ΗΜ/ΝΙΑ <text:s/>ΑΝΑΧΩΡΗΣΗΣ</text:span><text:span text:style-name="T21"> ,</text:span><text:span text:style-name="T5">ΠΡΟΟΡΙΣΜΟΣ </text:span><text:span text:style-name="T4">, <text:s text:c="2"/>ΑΡΙΘΜΟΣ <text:s/><text:tab/>ΤΑΞΙΔΙΩΤΩΝ, <text:s/>ΑΡΧΗ ΠΕΡΙΟΡΙΣΜΟΥ <text:tab/>ΩΡΑΣ,ΤΕΛΟΣ ΠΕΡΙΟΡΙΣΜΟΥ ΩΡΑΣ <text:s/></text:span><text:span text:style-name="T1">)</text:span></text:p>
      <text:p text:style-name="P1"/>
      <text:p text:style-name="Standard"><text:span text:style-name="T1"><text:tab/></text:span><text:span text:style-name="T22">ΠΕΛΑΤΕΣ</text:span><text:span text:style-name="T1">( </text:span><text:span text:style-name="T23">ΑΦΜ</text:span><text:span text:style-name="T24"> , ΟΝΟ/ΜΟ , ΗΜ. ΓΕΝΝΗΣΗΣ , ΔΙΕΥ/ΣΗ</text:span><text:span text:style-name="T1"> )<text:line-break/><text:line-break/><text:line-break/><text:tab/></text:span><text:span text:style-name="T22">ΕΙΣΗΤΗΡΙΟ</text:span><text:span text:style-name="T1"> ( <text:s/></text:span><text:span text:style-name="T2">ΚΩΔΙΚΟΣ</text:span><text:span text:style-name="T1"> , </text:span><text:span text:style-name="T3">ΤΙΜΗ</text:span><text:span text:style-name="T1"> <text:s/>, <text:s/></text:span><text:span text:style-name="T19">ΑΦΜ </text:span><text:span text:style-name="T10">(ξένο κλειδί πελάτη)</text:span><text:span text:style-name="T19">, </text:span></text:p>
      <text:p text:style-name="Standard"><text:span text:style-name="T19"><text:tab/></text:span><text:span text:style-name="T20">ID </text:span><text:span text:style-name="T10">(ξένο κλειδί πληρωμής) , </text:span><text:span text:style-name="T8">ΑΡΙΘΜΟΣ ΠΤΗΣΗΣ</text:span><text:span text:style-name="T10"> ( ξένο κλειδί κάρτα) </text:span><text:span text:style-name="T1">)</text:span></text:p>
      <text:p text:style-name="P1"/>
      <text:p text:style-name="Standard"><text:span text:style-name="T1"><text:tab/></text:span><text:span text:style-name="T22">ΠΤΗΣΗ</text:span><text:span text:style-name="T1"> (</text:span><text:span text:style-name="T15">ΑΡΙΘΜΟΣ ΠΤΗΣΗΣ</text:span><text:span text:style-name="T16"> ,ΕΙΔΟΣ ΑΕΡΟΠΛΑΝΟΥ</text:span><text:span text:style-name="T24"> ,</text:span><text:span text:style-name="T16">ΩΡΑ ΑΝΑΧΩΡΗΣΗΣ,ΑΕΡΟΔΡΟΜΙΟ <text:tab/>ΠΡΟΟΡΙΣΜΟΥ,ΑΕΡΟΔΡΟΜΙΟ ΑΝΑΧΩΡΗΣΗΣ , </text:span><text:span text:style-name="T24"><text:s/></text:span><text:span text:style-name="T16">ΩΡΑ ΑΦΙΞΗΣ,ΑΕΡΟΠΟΡΙΚΗ </text:span><text:span text:style-name="T1"><text:s/>)</text:span></text:p>
      <text:p text:style-name="P1"/>
      <text:p text:style-name="P1"><text:tab/></text:p>
      <text:p text:style-name="Standard"><text:span text:style-name="T22"><text:tab/>ΑΠΟΔΕΙΞΗ</text:span><text:span text:style-name="T1"> (</text:span><text:span text:style-name="T18">ΑΡΙΘΜΟΣ</text:span><text:span text:style-name="T25"> ,</text:span><text:span text:style-name="T17">ΩΡΑ ΕΚΔΟΣΗΣ</text:span><text:span text:style-name="T25"> ,</text:span><text:span text:style-name="T17">ΗΜΕΡΟΜΗΝΙΑ, ΕΚΔΟΣΗΣ</text:span><text:span text:style-name="T1"> , </text:span></text:p>
      <text:p text:style-name="Standard"><text:span text:style-name="T19"><text:tab/>ΚΩΔΙΚΟΣ</text:span><text:span text:style-name="T10">(ξένο κλειδί εισητηρίου)</text:span><text:span text:style-name="T1"> )</text:span></text:p>
      <text:p text:style-name="P1"/>
      <text:p text:style-name="P1"/>
      <text:p text:style-name="Standard"><text:span text:style-name="T1"><text:tab/></text:span><text:span text:style-name="T22">ΠΛΗΡΩΜΗ</text:span><text:span text:style-name="T1"> ( </text:span><text:span text:style-name="T29">ID</text:span><text:span text:style-name="T28"> , </text:span><text:span text:style-name="T25">ΗΜΕΡΟΜΗΝΙΑ</text:span><text:span text:style-name="T34"> </text:span><text:span text:style-name="T1">)</text:span></text:p>
      <text:p text:style-name="P1"/>
      <text:p text:style-name="Standard"><text:span text:style-name="T1"><text:tab/></text:span><text:span text:style-name="T22">ΜΕΤΡΗΤΑ</text:span><text:span text:style-name="T1"> </text:span><text:span text:style-name="T33">(</text:span><text:span text:style-name="T31"> </text:span><text:span text:style-name="T32">ID</text:span><text:span text:style-name="T29"> </text:span><text:span text:style-name="T13">(ξένο κλειδί πληρωμής)</text:span><text:span text:style-name="T28"> </text:span><text:span text:style-name="T33">)</text:span></text:p>
      <text:p text:style-name="P2"/>
      <text:p text:style-name="Standard"><text:span text:style-name="T33"><text:tab/></text:span><text:span text:style-name="T22">ΚΑΡΤΑ</text:span><text:span text:style-name="T1"> (</text:span><text:span text:style-name="T35"> </text:span><text:span text:style-name="T32">ID</text:span><text:span text:style-name="T30"> </text:span><text:span text:style-name="T13">(ξένο κλειδί πληρωμής) </text:span><text:span text:style-name="T30"><text:s/></text:span><text:span text:style-name="T28">, <text:s/></text:span><text:span text:style-name="T27">ΑΡΙΘΜΟΣ</text:span><text:span text:style-name="T28"> , </text:span><text:span text:style-name="T25">ΕΙΔΟΣ , ΚΑΤΟΧΟΣ <text:s/>, <text:tab/>ΗΜΕΡΟΜΗΝΙΑ <text:s/>ΛΗΞΗΣ</text:span><text:span text:style-name="T1"> <text:s text:c="2"/>)</text:span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ICA" svg:font-family="HELVICA"/>
    <style:font-face style:name="Helvetica" svg:font-family="Helvetica"/>
    <style:font-face style:name="Helvica" svg:font-family="Helvica"/>
    <style:font-face style:name="Tahoma1" svg:font-family="Tahoma"/>
    <style:font-face style:name="Helvetica1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5M34S</meta:editing-duration>
    <meta:editing-cycles>10</meta:editing-cycles>
    <meta:generator>OpenOffice/4.1.5$Win32 OpenOffice.org_project/415m1$Build-9789</meta:generator>
    <dc:date>2020-04-28T18:49:16.61</dc:date>
    <meta:document-statistic meta:table-count="0" meta:image-count="0" meta:object-count="0" meta:page-count="1" meta:paragraph-count="13" meta:word-count="107" meta:character-count="724"/>
    <meta:user-defined meta:name="Info 1"/>
    <meta:user-defined meta:name="Info 2"/>
    <meta:user-defined meta:name="Info 3"/>
    <meta:user-defined meta:name="Info 4"/>
  </office:meta>
</office:document-meta>
</file>